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Courier"/>
    </style:style>
    <style:style style:name="T2" style:family="text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de</text:h>
      <text:p text:style-name="Text_20_body">In this example we want to introduce how to use monospace-based characters for codes.</text:p>
      <text:h text:style-name="Heading_20_2" text:outline-level="2">Inline code</text:h>
      <text:p text:style-name="Text_20_body">This is a simple example of <text:span text:style-name="Source_20_Text">inline code</text:span>, created by means of the default style for <text:span text:style-name="Source_20_Text">source code</text:span> characters. Alternatively, it is possible to directly use the <text:span text:style-name="T1">Courier font style</text:span> and the <text:span text:style-name="T2">Courier New font style</text:span> for having the same effect.</text:p>
      <text:h text:style-name="Heading_20_2" text:outline-level="2">Block code</text:h>
      <text:p text:style-name="Text_20_body">For having an entire sequence of paragraphs as codes, we have to use the default ODT style for preformatted text, as follows:</text:p>
      <text:p text:style-name="Preformatted_20_Text">This is a block of code</text:p>
      <text:p text:style-name="Preformatted_20_Text">That is organised in multiple lines</text:p>
      <text:p text:style-name="Preformatted_20_Text">Isn't it awesom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Peroni</meta:initial-creator>
    <meta:creation-date>2015-06-21T19:34:20</meta:creation-date>
    <dc:date>2015-06-21T21:08:45</dc:date>
    <dc:creator>Silvio Peroni</dc:creator>
    <meta:editing-duration>PT1H34M26S</meta:editing-duration>
    <meta:editing-cycles>3</meta:editing-cycles>
    <meta:generator>OpenOffice/4.0.1$Unix OpenOffice.org_project/401m5$Build-9714</meta:generator>
    <meta:document-statistic meta:table-count="0" meta:image-count="0" meta:object-count="0" meta:page-count="1" meta:paragraph-count="9" meta:word-count="97" meta:character-count="544"/>
  </office:meta>
</office:document-meta>
</file>